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formula="of:=(RAND()*2-1)" office:value-type="float" office:value="0.307330662105006" calcext:value-type="float">
            <text:p>0.307330662105006</text:p>
          </table:table-cell>
          <table:table-cell table:formula="of:=(RAND()*2-1)" office:value-type="float" office:value="0.233692161620608" calcext:value-type="float">
            <text:p>0.23369216162060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363520399051563" calcext:value-type="float">
            <text:p>-0.363520399051563</text:p>
          </table:table-cell>
          <table:table-cell table:formula="of:=(RAND()*2-1)" office:value-type="float" office:value="-0.586901639797678" calcext:value-type="float">
            <text:p>-0.586901639797678</text:p>
          </table:table-cell>
          <table:table-cell office:value-type="float" office:value="2" calcext:value-type="float">
            <text:p>2</text:p>
          </table:table-cell>
          <table:table-cell table:formula="of:=IF([.C2]=1;IF([.D1]=2;1;[.D1]+1);[.D1])" office:value-type="float" office:value="1" calcext:value-type="float">
            <text:p>1</text:p>
          </table:table-cell>
          <table:table-cell table:formula="of:=IF(AND([.C2]=1;[.D2]=1);[.E1]+1;[.E1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995395184839355" calcext:value-type="float">
            <text:p>0.995395184839355</text:p>
          </table:table-cell>
          <table:table-cell table:formula="of:=(RAND()*2-1)" office:value-type="float" office:value="0.245605529347227" calcext:value-type="float">
            <text:p>0.245605529347227</text:p>
          </table:table-cell>
          <table:table-cell office:value-type="float" office:value="3" calcext:value-type="float">
            <text:p>3</text:p>
          </table:table-cell>
          <table:table-cell table:formula="of:=IF([.C3]=1;IF([.D2]=2;1;[.D2]+1);[.D2])" office:value-type="float" office:value="1" calcext:value-type="float">
            <text:p>1</text:p>
          </table:table-cell>
          <table:table-cell table:formula="of:=IF(AND([.C3]=1;[.D3]=1);[.E2]+1;[.E2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681166272784195" calcext:value-type="float">
            <text:p>-0.681166272784195</text:p>
          </table:table-cell>
          <table:table-cell table:formula="of:=(RAND()*2-1)" office:value-type="float" office:value="-0.114575941768421" calcext:value-type="float">
            <text:p>-0.114575941768421</text:p>
          </table:table-cell>
          <table:table-cell office:value-type="float" office:value="4" calcext:value-type="float">
            <text:p>4</text:p>
          </table:table-cell>
          <table:table-cell table:formula="of:=IF([.C4]=1;IF([.D3]=2;1;[.D3]+1);[.D3])" office:value-type="float" office:value="1" calcext:value-type="float">
            <text:p>1</text:p>
          </table:table-cell>
          <table:table-cell table:formula="of:=IF(AND([.C4]=1;[.D4]=1);[.E3]+1;[.E3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810074568143592" calcext:value-type="float">
            <text:p>-0.810074568143592</text:p>
          </table:table-cell>
          <table:table-cell table:formula="of:=(RAND()*2-1)" office:value-type="float" office:value="-0.127809153453641" calcext:value-type="float">
            <text:p>-0.127809153453641</text:p>
          </table:table-cell>
          <table:table-cell office:value-type="float" office:value="1" calcext:value-type="float">
            <text:p>1</text:p>
          </table:table-cell>
          <table:table-cell table:formula="of:=IF([.C5]=1;IF([.D4]=2;1;[.D4]+1);[.D4])" office:value-type="float" office:value="2" calcext:value-type="float">
            <text:p>2</text:p>
          </table:table-cell>
          <table:table-cell table:formula="of:=IF(AND([.C5]=1;[.D5]=1);[.E4]+1;[.E4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34129125755299" calcext:value-type="float">
            <text:p>0.34129125755299</text:p>
          </table:table-cell>
          <table:table-cell table:formula="of:=(RAND()*2-1)" office:value-type="float" office:value="-0.828592035556187" calcext:value-type="float">
            <text:p>-0.828592035556187</text:p>
          </table:table-cell>
          <table:table-cell office:value-type="float" office:value="2" calcext:value-type="float">
            <text:p>2</text:p>
          </table:table-cell>
          <table:table-cell table:formula="of:=IF([.C6]=1;IF([.D5]=2;1;[.D5]+1);[.D5])" office:value-type="float" office:value="2" calcext:value-type="float">
            <text:p>2</text:p>
          </table:table-cell>
          <table:table-cell table:formula="of:=IF(AND([.C6]=1;[.D6]=1);[.E5]+1;[.E5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-0.0592927273473959" calcext:value-type="float">
            <text:p>-0.059292727347396</text:p>
          </table:table-cell>
          <table:table-cell table:formula="of:=(RAND()*2-1)" office:value-type="float" office:value="0.751902740006597" calcext:value-type="float">
            <text:p>0.751902740006597</text:p>
          </table:table-cell>
          <table:table-cell office:value-type="float" office:value="3" calcext:value-type="float">
            <text:p>3</text:p>
          </table:table-cell>
          <table:table-cell table:formula="of:=IF([.C7]=1;IF([.D6]=2;1;[.D6]+1);[.D6])" office:value-type="float" office:value="2" calcext:value-type="float">
            <text:p>2</text:p>
          </table:table-cell>
          <table:table-cell table:formula="of:=IF(AND([.C7]=1;[.D7]=1);[.E6]+1;[.E6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291793456565143" calcext:value-type="float">
            <text:p>0.291793456565143</text:p>
          </table:table-cell>
          <table:table-cell table:formula="of:=(RAND()*2-1)" office:value-type="float" office:value="-0.434541440176838" calcext:value-type="float">
            <text:p>-0.434541440176838</text:p>
          </table:table-cell>
          <table:table-cell office:value-type="float" office:value="4" calcext:value-type="float">
            <text:p>4</text:p>
          </table:table-cell>
          <table:table-cell table:formula="of:=IF([.C8]=1;IF([.D7]=2;1;[.D7]+1);[.D7])" office:value-type="float" office:value="2" calcext:value-type="float">
            <text:p>2</text:p>
          </table:table-cell>
          <table:table-cell table:formula="of:=IF(AND([.C8]=1;[.D8]=1);[.E7]+1;[.E7])" office:value-type="float" office:value="1" calcext:value-type="float">
            <text:p>1</text:p>
          </table:table-cell>
        </table:table-row>
        <table:table-row table:style-name="ro1">
          <table:table-cell table:formula="of:=(RAND()*2-1)" office:value-type="float" office:value="0.806578165602948" calcext:value-type="float">
            <text:p>0.806578165602948</text:p>
          </table:table-cell>
          <table:table-cell table:formula="of:=(RAND()*2-1)" office:value-type="float" office:value="0.338280354930893" calcext:value-type="float">
            <text:p>0.338280354930893</text:p>
          </table:table-cell>
          <table:table-cell office:value-type="float" office:value="1" calcext:value-type="float">
            <text:p>1</text:p>
          </table:table-cell>
          <table:table-cell table:formula="of:=IF([.C9]=1;IF([.D8]=2;1;[.D8]+1);[.D8])" office:value-type="float" office:value="1" calcext:value-type="float">
            <text:p>1</text:p>
          </table:table-cell>
          <table:table-cell table:formula="of:=IF(AND([.C9]=1;[.D9]=1);[.E8]+1;[.E8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440933719733583" calcext:value-type="float">
            <text:p>-0.440933719733583</text:p>
          </table:table-cell>
          <table:table-cell table:formula="of:=(RAND()*2-1)" office:value-type="float" office:value="0.276211178330108" calcext:value-type="float">
            <text:p>0.276211178330108</text:p>
          </table:table-cell>
          <table:table-cell office:value-type="float" office:value="2" calcext:value-type="float">
            <text:p>2</text:p>
          </table:table-cell>
          <table:table-cell table:formula="of:=IF([.C10]=1;IF([.D9]=2;1;[.D9]+1);[.D9])" office:value-type="float" office:value="1" calcext:value-type="float">
            <text:p>1</text:p>
          </table:table-cell>
          <table:table-cell table:formula="of:=IF(AND([.C10]=1;[.D10]=1);[.E9]+1;[.E9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391547474361695" calcext:value-type="float">
            <text:p>-0.391547474361695</text:p>
          </table:table-cell>
          <table:table-cell table:formula="of:=(RAND()*2-1)" office:value-type="float" office:value="-0.0632943785531087" calcext:value-type="float">
            <text:p>-0.063294378553109</text:p>
          </table:table-cell>
          <table:table-cell office:value-type="float" office:value="3" calcext:value-type="float">
            <text:p>3</text:p>
          </table:table-cell>
          <table:table-cell table:formula="of:=IF([.C11]=1;IF([.D10]=2;1;[.D10]+1);[.D10])" office:value-type="float" office:value="1" calcext:value-type="float">
            <text:p>1</text:p>
          </table:table-cell>
          <table:table-cell table:formula="of:=IF(AND([.C11]=1;[.D11]=1);[.E10]+1;[.E10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691923044941111" calcext:value-type="float">
            <text:p>-0.691923044941111</text:p>
          </table:table-cell>
          <table:table-cell table:formula="of:=(RAND()*2-1)" office:value-type="float" office:value="0.558613648162439" calcext:value-type="float">
            <text:p>0.558613648162439</text:p>
          </table:table-cell>
          <table:table-cell office:value-type="float" office:value="4" calcext:value-type="float">
            <text:p>4</text:p>
          </table:table-cell>
          <table:table-cell table:formula="of:=IF([.C12]=1;IF([.D11]=2;1;[.D11]+1);[.D11])" office:value-type="float" office:value="1" calcext:value-type="float">
            <text:p>1</text:p>
          </table:table-cell>
          <table:table-cell table:formula="of:=IF(AND([.C12]=1;[.D12]=1);[.E11]+1;[.E11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-0.875013749011857" calcext:value-type="float">
            <text:p>-0.875013749011857</text:p>
          </table:table-cell>
          <table:table-cell table:formula="of:=(RAND()*2-1)" office:value-type="float" office:value="-0.399778274946485" calcext:value-type="float">
            <text:p>-0.399778274946485</text:p>
          </table:table-cell>
          <table:table-cell office:value-type="float" office:value="1" calcext:value-type="float">
            <text:p>1</text:p>
          </table:table-cell>
          <table:table-cell table:formula="of:=IF([.C13]=1;IF([.D12]=2;1;[.D12]+1);[.D12])" office:value-type="float" office:value="2" calcext:value-type="float">
            <text:p>2</text:p>
          </table:table-cell>
          <table:table-cell table:formula="of:=IF(AND([.C13]=1;[.D13]=1);[.E12]+1;[.E12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916192701958708" calcext:value-type="float">
            <text:p>0.916192701958708</text:p>
          </table:table-cell>
          <table:table-cell table:formula="of:=(RAND()*2-1)" office:value-type="float" office:value="0.202408685274519" calcext:value-type="float">
            <text:p>0.202408685274519</text:p>
          </table:table-cell>
          <table:table-cell office:value-type="float" office:value="2" calcext:value-type="float">
            <text:p>2</text:p>
          </table:table-cell>
          <table:table-cell table:formula="of:=IF([.C14]=1;IF([.D13]=2;1;[.D13]+1);[.D13])" office:value-type="float" office:value="2" calcext:value-type="float">
            <text:p>2</text:p>
          </table:table-cell>
          <table:table-cell table:formula="of:=IF(AND([.C14]=1;[.D14]=1);[.E13]+1;[.E13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000795752365555957" calcext:value-type="float">
            <text:p>0.000795752365556</text:p>
          </table:table-cell>
          <table:table-cell table:formula="of:=(RAND()*2-1)" office:value-type="float" office:value="-0.251220798342092" calcext:value-type="float">
            <text:p>-0.251220798342092</text:p>
          </table:table-cell>
          <table:table-cell office:value-type="float" office:value="3" calcext:value-type="float">
            <text:p>3</text:p>
          </table:table-cell>
          <table:table-cell table:formula="of:=IF([.C15]=1;IF([.D14]=2;1;[.D14]+1);[.D14])" office:value-type="float" office:value="2" calcext:value-type="float">
            <text:p>2</text:p>
          </table:table-cell>
          <table:table-cell table:formula="of:=IF(AND([.C15]=1;[.D15]=1);[.E14]+1;[.E14])" office:value-type="float" office:value="2" calcext:value-type="float">
            <text:p>2</text:p>
          </table:table-cell>
        </table:table-row>
        <table:table-row table:style-name="ro1">
          <table:table-cell table:formula="of:=(RAND()*2-1)" office:value-type="float" office:value="0.150623405235129" calcext:value-type="float">
            <text:p>0.150623405235129</text:p>
          </table:table-cell>
          <table:table-cell table:formula="of:=(RAND()*2-1)" office:value-type="float" office:value="0.463880986488644" calcext:value-type="float">
            <text:p>0.463880986488644</text:p>
          </table:table-cell>
          <table:table-cell office:value-type="float" office:value="4" calcext:value-type="float">
            <text:p>4</text:p>
          </table:table-cell>
          <table:table-cell table:formula="of:=IF([.C16]=1;IF([.D15]=2;1;[.D15]+1);[.D15])" office:value-type="float" office:value="2" calcext:value-type="float">
            <text:p>2</text:p>
          </table:table-cell>
          <table:table-cell table:formula="of:=IF(AND([.C16]=1;[.D16]=1);[.E15]+1;[.E15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 style:data-style-name="N2" text:time-value="20:16:16.844046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52:25.853663588</meta:creation-date>
    <dc:date>2018-10-27T20:18:58.382466877</dc:date>
    <meta:editing-duration>PT1H2M13S</meta:editing-duration>
    <meta:editing-cycles>4</meta:editing-cycles>
    <meta:generator>LibreOffice/6.0.6.2$Linux_X86_64 LibreOffice_project/00m0$Build-2</meta:generator>
    <meta:document-statistic meta:table-count="1" meta:cell-count="80" meta:object-count="0"/>
  </office:meta>
</office:document-meta>
</file>